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>
      <style:paragraph-properties fo:margin-top="0cm" fo:margin-bottom="0cm" loext:contextual-spacing="false"/>
    </style:style>
    <style:style style:name="P16" style:family="paragraph" style:parent-style-name="Text_20_body" style:list-style-name="L1">
      <style:paragraph-properties fo:margin-top="0cm" fo:margin-bottom="0cm" loext:contextual-spacing="false"/>
    </style:style>
    <style:style style:name="P17" style:family="paragraph" style:parent-style-name="Text_20_body" style:list-style-name="L2">
      <style:paragraph-properties fo:margin-top="0cm" fo:margin-bottom="0cm" loext:contextual-spacing="false"/>
    </style:style>
    <style:style style:name="P18" style:family="paragraph" style:parent-style-name="Text_20_body" style:list-style-name="L3">
      <style:paragraph-properties fo:margin-top="0cm" fo:margin-bottom="0cm" loext:contextual-spacing="false"/>
    </style:style>
    <style:style style:name="P19" style:family="paragraph" style:parent-style-name="Text_20_body" style:list-style-name="L7">
      <style:paragraph-properties fo:margin-top="0cm" fo:margin-bottom="0cm" loext:contextual-spacing="false"/>
    </style:style>
    <style:style style:name="P20" style:family="paragraph" style:parent-style-name="Text_20_body" style:list-style-name="L10">
      <style:paragraph-properties fo:margin-top="0cm" fo:margin-bottom="0cm" loext:contextual-spacing="false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lenium Docker Integration Through Jenkinsfile – Part 2 – Building Docker Image &amp; Pushing To Dockerhub</text:h>
      <text:p text:style-name="P15">June 25, 2018 <text:a xlink:type="simple" xlink:href="http://www.testautomationguru.com/selenium-docker-integration-through-jenkinsfile-part-2-building-docker-image-pushing-to-dockerhub/#comments" text:style-name="Internet_20_link" text:visited-style-name="Visited_20_Internet_20_Link">4 comments</text:a> Article </text:p>
      <text:section text:style-name="Sect1" text:name="quads-ad1">
        <text:p text:style-name="P21"><text:bookmark text:name="aswift_0_expand"/><text:bookmark text:name="aswift_0_anchor"/></text:p>
      </text:section>
      <text:h text:style-name="Heading_20_2" text:outline-level="2"><text:span text:style-name="Strong_20_Emphasis">Overview:</text:span></text:h>
      <text:p text:style-name="Text_20_body">This is Part 2 of <text:span text:style-name="Emphasis"><text:span text:style-name="Strong_20_Emphasis">Selenium Docker Integration Through Jenkinsfile</text:span></text:span> series. If you have not read the Part 1, I would request you to check <text:a xlink:type="simple" xlink:href="http://www.testautomationguru.com/selenium-docker-integration-through-jenkinsfile-part-1-setting-up-tests-and-dependencies/" office:target-frame-name="_blank" xlink:show="new" text:style-name="Internet_20_link" text:visited-style-name="Visited_20_Internet_20_Link"><text:span text:style-name="T1">here</text:span></text:a>.</text:p>
      <text:p text:style-name="Text_20_body">In this part, Lets see how to create a Dockerfile, build an Image using Dockerfile and push the image to Docker hub for distribution.</text:p>
      <text:h text:style-name="Heading_20_2" text:outline-level="2"><text:span text:style-name="Strong_20_Emphasis">Prerequisite:</text:span></text:h>
      <text:list xml:id="list3646950479" text:style-name="L1">
        <text:list-item>
          <text:p text:style-name="P16">You have working project in GitHub or some Source Control. </text:p>
        </text:list-item>
        <text:list-item>
          <text:p text:style-name="P2">If you do not have any, you could simply fork <text:a xlink:type="simple" xlink:href="https://github.com/vinsguru/docker-selenium-jenkinsfile" office:target-frame-name="_blank" xlink:show="new" text:style-name="Internet_20_link" text:visited-style-name="Visited_20_Internet_20_Link"><text:span text:style-name="T1">this project</text:span></text:a>. </text:p>
        </text:list-item>
      </text:list>
      <text:h text:style-name="Heading_20_2" text:outline-level="2"><text:span text:style-name="Strong_20_Emphasis">Dockerfile:</text:span></text:h>
      <text:p text:style-name="Text_20_body">Now Lets create a Dockerfile to build an image with all the dependencies.</text:p>
      <text:p text:style-name="Text_20_body">For the sample project we had created in Part 1, I need to have</text:p>
      <text:list xml:id="list337123676" text:style-name="L2">
        <text:list-item>
          <text:p text:style-name="P17">an environment which has <text:span text:style-name="Strong_20_Emphasis">java 8</text:span> installed </text:p>
        </text:list-item>
        <text:list-item>
          <text:p text:style-name="P17"><text:span text:style-name="Strong_20_Emphasis">container-test.jar</text:span> </text:p>
        </text:list-item>
        <text:list-item>
          <text:p text:style-name="P17"><text:span text:style-name="Strong_20_Emphasis">libs</text:span> directory with all the dependency jars </text:p>
        </text:list-item>
        <text:list-item>
          <text:p text:style-name="P3"><text:span text:style-name="Strong_20_Emphasis">suite</text:span> folder with xmls </text:p>
        </text:list-item>
      </text:list>
      <text:p text:style-name="Text_20_body">If an environment has all these above 4, I should be able to run my test just fine. If you have modified the project, just add/remove the required items based on your requirements as I had done above.</text:p>
      <text:p text:style-name="Text_20_body">In my case, I create the below Dockerfile.</text:p>
      <text:list xml:id="list781938782" text:style-name="L3">
        <text:list-item>
          <text:p text:style-name="P18">I took a base image which has <text:span text:style-name="Strong_20_Emphasis">java8</text:span> installed. (We do not need JDK. We want only JRE as our project has been built already) </text:p>
        </text:list-item>
        <text:list-item>
          <text:p text:style-name="P18">I consider an arbitrary directory <text:span text:style-name="Strong_20_Emphasis">usr/share/tag</text:span> as my <text:span text:style-name="Strong_20_Emphasis">WORKDIR</text:span> and <text:span text:style-name="Strong_20_Emphasis">add</text:span> all the dependencies into the directory. </text:p>
        </text:list-item>
        <text:list-item>
          <text:p text:style-name="P4">Once I added all the dependencies, I provide the <text:span text:style-name="Strong_20_Emphasis">ENTRYPOINT</text:span> which is – the required command to invoke the test. </text:p>
        </text:list-item>
      </text:list>
      <text:p text:style-name="Preformatted_20_Text"><text:span text:style-name="Source_20_Text">FROM openjdk:8-jre-slim</text:span></text:p>
      <text:p text:style-name="Preformatted_20_Text"/>
      <text:p text:style-name="Preformatted_20_Text"><text:span text:style-name="Source_20_Text">#A Directory in the base image to copy our depedencies</text:span></text:p>
      <text:p text:style-name="Preformatted_20_Text"><text:soft-page-break/><text:span text:style-name="Source_20_Text">WORKDIR /usr/share/tag</text:span></text:p>
      <text:p text:style-name="Preformatted_20_Text"/>
      <text:p text:style-name="Preformatted_20_Text"><text:span text:style-name="Source_20_Text"># Add the project jar &amp; copy dependencies</text:span></text:p>
      <text:p text:style-name="Preformatted_20_Text"><text:span text:style-name="Source_20_Text">ADD <text:s/>target/container-test.jar container-test.jar</text:span></text:p>
      <text:p text:style-name="Preformatted_20_Text"><text:span text:style-name="Source_20_Text">ADD <text:s/>target/libs libs</text:span></text:p>
      <text:p text:style-name="Preformatted_20_Text"/>
      <text:p text:style-name="Preformatted_20_Text"><text:span text:style-name="Source_20_Text"># Add the suite xmls</text:span></text:p>
      <text:p text:style-name="Preformatted_20_Text"><text:span text:style-name="Source_20_Text">ADD suite/order-module.xml order-module.xml</text:span></text:p>
      <text:p text:style-name="Preformatted_20_Text"><text:span text:style-name="Source_20_Text">ADD suite/search-module.xml search-module.xml</text:span></text:p>
      <text:p text:style-name="Preformatted_20_Text"/>
      <text:p text:style-name="Preformatted_20_Text"><text:span text:style-name="Source_20_Text"># Command line to execute the test</text:span></text:p>
      <text:p text:style-name="Preformatted_20_Text"><text:span text:style-name="Source_20_Text"># Expects below ennvironment variables</text:span></text:p>
      <text:p text:style-name="Preformatted_20_Text"><text:span text:style-name="Source_20_Text"># BROWSER = chrome / firefox</text:span></text:p>
      <text:p text:style-name="Preformatted_20_Text"><text:span text:style-name="Source_20_Text"># MODULE <text:s/>= order-module / search-module</text:span></text:p>
      <text:p text:style-name="Preformatted_20_Text"><text:span text:style-name="Source_20_Text"># SELENIUM_HUB = selenium hub hostname / ipaddress</text:span></text:p>
      <text:p text:style-name="Preformatted_20_Text"/>
      <text:p text:style-name="Preformatted_20_Text"><text:span text:style-name="Source_20_Text">ENTRYPOINT java -cp container-test.jar:libs/* -DseleniumHubHost=$SELENIUM_HUB -Dbrowser=$BROWSER org.testng.TestNG $MODULE</text:span></text:p>
      <text:p text:style-name="P1">Copy</text:p>
      <text:p text:style-name="Text_20_body">We do not want to hard code selenium grid <text:span text:style-name="Strong_20_Emphasis">IP</text:span> details, <text:span text:style-name="Strong_20_Emphasis">browser</text:span> and <text:span text:style-name="Strong_20_Emphasis">module</text:span> details. So those are assumed to be passed as an environment variables. (If you have modified the sample project, modify the Dockerfile as required.)</text:p>
      <text:p text:style-name="Text_20_body">You should commit this <text:span text:style-name="Strong_20_Emphasis">Dockerfile</text:span> as part of the project in Github.</text:p>
      <text:p text:style-name="Text_20_body">Next Lets see how to build a Docker image and push it to Docker hub.</text:p>
      <text:h text:style-name="Heading_20_2" text:outline-level="2"><text:span text:style-name="Strong_20_Emphasis">Dockerhub:</text:span></text:h>
      <text:p text:style-name="Text_20_body">If you do not have a Docker hub account, I would encourage you register <text:a xlink:type="simple" xlink:href="https://hub.docker.com/" office:target-frame-name="_blank" xlink:show="new" text:style-name="Internet_20_link" text:visited-style-name="Visited_20_Internet_20_Link"><text:span text:style-name="T1">here</text:span></text:a> to create an account. It is Free. We can also use our own registries. But setting it up and using it requires a separate article to explain that. So, for this article, we would be using Docker hub as it is Free &amp; easy to distribute images.</text:p>
      <text:p text:style-name="Text_20_body">Once you have an account, make a note of your username and password.</text:p>
      <text:h text:style-name="Heading_20_2" text:outline-level="2"><text:span text:style-name="Strong_20_Emphasis">Jenkins – Credentials &amp; Node Labels:</text:span></text:h>
      <text:p text:style-name="Text_20_body">I assume you have a latest version of Jenkins with enough privileges. If you have docker installed, you can easily spin up a new instance of <text:a xlink:type="simple" xlink:href="https://github.com/jenkinsci/docker/blob/master/README.md" office:target-frame-name="_blank" xlink:show="new" text:style-name="Internet_20_link" text:visited-style-name="Visited_20_Internet_20_Link"><text:span text:style-name="T1">Jenkins</text:span></text:a> just for playing with it.</text:p>
      <text:list xml:id="list1804453804" text:style-name="L4">
        <text:list-item>
          <text:p text:style-name="P5">Add your Docker hub credentials in Jenkins </text:p>
        </text:list-item>
      </text:list>
      <text:p text:style-name="Text_20_body"/>
      <text:list xml:id="list4226161418" text:style-name="L5">
        <text:list-item>
          <text:p text:style-name="P6">Ensure that you have an agent/node in your Jenkins with <text:span text:style-name="Strong_20_Emphasis">docker</text:span> and <text:span text:style-name="Strong_20_Emphasis">maven</text:span> installed. Add labels <text:span text:style-name="Strong_20_Emphasis">docker</text:span> and <text:span text:style-name="Strong_20_Emphasis">maven. </text:span> </text:p>
        </text:list-item>
      </text:list>
      <text:p text:style-name="Text_20_body"/>
      <text:p text:style-name="Text_20_body"> </text:p>
      <text:h text:style-name="Heading_20_2" text:outline-level="2"><text:soft-page-break/><text:span text:style-name="Strong_20_Emphasis">Jenkinsfile:</text:span></text:h>
      <text:p text:style-name="Text_20_body"><text:span text:style-name="Strong_20_Emphasis">Jenkinsfile</text:span> is basically a textfile – like <text:span text:style-name="Strong_20_Emphasis">Dockerfile</text:span> – which contains build information <text:span text:style-name="Strong_20_Emphasis">as code</text:span>.</text:p>
      <text:list xml:id="list3082797560" text:style-name="L6">
        <text:list-item>
          <text:p text:style-name="P7">In the below declarative pipeline, we first select a node which has both <text:span text:style-name="Strong_20_Emphasis">docker</text:span> and <text:span text:style-name="Strong_20_Emphasis">maven</text:span> installed. </text:p>
        </text:list-item>
      </text:list>
      <text:p text:style-name="Quotations">Actually we might not need maven as long as docker is present. We could use images like <text:span text:style-name="Strong_20_Emphasis">maven:3-alpine</text:span> to build. However, I avoided that assuming it could little bit be confusing if you are new to this.</text:p>
      <text:list xml:id="list1651432946" text:style-name="L7">
        <text:list-item>
          <text:p text:style-name="P19">Our Jenkinsfile has 3 stages </text:p>
          <text:list>
            <text:list-item>
              <text:p text:style-name="P19"><text:span text:style-name="Strong_20_Emphasis">Build Jar</text:span> – Our project is built by issuing <text:span text:style-name="Strong_20_Emphasis">mvn clean package -DskipTests</text:span> </text:p>
            </text:list-item>
            <text:list-item>
              <text:p text:style-name="P19"><text:span text:style-name="Strong_20_Emphasis">Build Image</text:span> – Once the project is built, Docker image is built using the Dockerfile in the project directory. </text:p>
            </text:list-item>
            <text:list-item>
              <text:p text:style-name="P8"><text:span text:style-name="Strong_20_Emphasis">Push Image</text:span> – Once the image is built, we need to push it to Dockerhub using the credentials id you had given. </text:p>
            </text:list-item>
          </text:list>
        </text:list-item>
      </text:list>
      <text:p text:style-name="Quotations">Windows users will have to replace below ‘<text:span text:style-name="Strong_20_Emphasis">sh</text:span>‘ commands with ‘<text:span text:style-name="Strong_20_Emphasis">bat</text:span>‘</text:p>
      <text:p text:style-name="Text_20_body"> </text:p>
      <text:p text:style-name="Preformatted_20_Text"><text:span text:style-name="Source_20_Text">pipeline {</text:span></text:p>
      <text:p text:style-name="Preformatted_20_Text"><text:span text:style-name="Source_20_Text"><text:s text:c="4"/>agent {</text:span></text:p>
      <text:p text:style-name="Preformatted_20_Text"><text:span text:style-name="Source_20_Text"><text:s text:c="8"/>node {</text:span></text:p>
      <text:p text:style-name="Preformatted_20_Text"><text:span text:style-name="Source_20_Text"><text:s text:c="12"/>label 'docker' &amp;&amp; 'maven'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stages { <text:s text:c="3"/></text:span></text:p>
      <text:p text:style-name="Preformatted_20_Text"><text:span text:style-name="Source_20_Text"><text:s text:c="8"/>stage('Build Jar') {</text:span></text:p>
      <text:p text:style-name="Preformatted_20_Text"><text:span text:style-name="Source_20_Text"><text:s text:c="12"/>steps {</text:span></text:p>
      <text:p text:style-name="Preformatted_20_Text"><text:span text:style-name="Source_20_Text"><text:s text:c="16"/>sh 'mvn clean package -DskipTests'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8"/>stage('Build Image') {</text:span></text:p>
      <text:p text:style-name="Preformatted_20_Text"><text:span text:style-name="Source_20_Text"><text:s text:c="12"/>steps {</text:span></text:p>
      <text:p text:style-name="Preformatted_20_Text"><text:span text:style-name="Source_20_Text"><text:s text:c="16"/>script {</text:span></text:p>
      <text:p text:style-name="Preformatted_20_Text"><text:span text:style-name="Source_20_Text"><text:s text:c="22"/>// vinsdocker/containertest =&gt; organization/application - it could be anything</text:span></text:p>
      <text:p text:style-name="Preformatted_20_Text"><text:span text:style-name="Source_20_Text"><text:s text:c="22"/>app = docker.build("vinsdocker/containertest")</text:span></text:p>
      <text:p text:style-name="Preformatted_20_Text"><text:span text:style-name="Source_20_Text"><text:s text:c="16"/>}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8"/>stage('Push Image') {</text:span></text:p>
      <text:p text:style-name="Preformatted_20_Text"><text:span text:style-name="Source_20_Text"><text:s text:c="12"/>steps {</text:span></text:p>
      <text:p text:style-name="Preformatted_20_Text"><text:span text:style-name="Source_20_Text"><text:s text:c="16"/>script {</text:span></text:p>
      <text:p text:style-name="Preformatted_20_Text"><text:span text:style-name="Source_20_Text"><text:s text:c="20"/>docker.withRegistry('https://registry.hub.docker.com', 'dockerhub') {</text:span></text:p>
      <text:p text:style-name="Preformatted_20_Text"><text:span text:style-name="Source_20_Text"><text:s text:c="24"/>app.push("${BUILD_NUMBER}")</text:span></text:p>
      <text:p text:style-name="Preformatted_20_Text"><text:span text:style-name="Source_20_Text"><text:s text:c="24"/>app.push("latest")</text:span></text:p>
      <text:p text:style-name="Preformatted_20_Text"><text:span text:style-name="Source_20_Text"><text:s text:c="20"/>}</text:span></text:p>
      <text:p text:style-name="Preformatted_20_Text"><text:span text:style-name="Source_20_Text"><text:s text:c="16"/>}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 <text:s text:c="7"/></text:span></text:p>
      <text:p text:style-name="Preformatted_20_Text"><text:span text:style-name="Source_20_Text"><text:s text:c="4"/>}</text:span></text:p>
      <text:p text:style-name="Preformatted_20_Text"><text:soft-page-break/><text:span text:style-name="Source_20_Text">}</text:span></text:p>
      <text:p text:style-name="P1">Copy</text:p>
      <text:p text:style-name="Text_20_body">This <text:span text:style-name="Strong_20_Emphasis">Jenkinsfile</text:span> should be part of your project. Commit this as well – just as you did for <text:span text:style-name="Strong_20_Emphasis">Dockerfile</text:span>. Both of them should be present under the project directory.</text:p>
      <text:h text:style-name="Heading_20_2" text:outline-level="2"><text:span text:style-name="Strong_20_Emphasis">Jenkins – Building The Project:</text:span></text:h>
      <text:list xml:id="list3392193349" text:style-name="L8">
        <text:list-item>
          <text:p text:style-name="P9">Lets create a new Project in Jenkins </text:p>
        </text:list-item>
      </text:list>
      <text:p text:style-name="Text_20_body"/>
      <text:list xml:id="list3098625667" text:style-name="L9">
        <text:list-item>
          <text:p text:style-name="P10">Go to Pipeline section and update your Git/Repository details. </text:p>
        </text:list-item>
      </text:list>
      <text:p text:style-name="Text_20_body"> </text:p>
      <text:p text:style-name="Text_20_body"/>
      <text:list xml:id="list2417405421" text:style-name="L10">
        <text:list-item>
          <text:p text:style-name="P20">Now your project is ready to build. No other information is required as everything required is already part of the <text:span text:style-name="Strong_20_Emphasis">Jenkinsfile</text:span>. </text:p>
        </text:list-item>
        <text:list-item>
          <text:p text:style-name="P11">Run the project and see if you are able to build and push the docker image. </text:p>
        </text:list-item>
      </text:list>
      <text:p text:style-name="P12"/>
      <text:list xml:id="list1648456277" text:style-name="L11">
        <text:list-item>
          <text:p text:style-name="P13">I was able to successfully build and push the Docker image as shown here. </text:p>
        </text:list-item>
      </text:list>
      <text:p text:style-name="Text_20_body"/>
      <text:p text:style-name="Text_20_body"> </text:p>
      <text:h text:style-name="Heading_20_2" text:outline-level="2"><text:span text:style-name="Strong_20_Emphasis">Summary:</text:span></text:h>
      <text:p text:style-name="Text_20_body">We were able to create a Dockerfile with all the dependencies required. By using Jenkins declarative pipeline, we were also be able to build the project, build the docker image and push it to docker hub.</text:p>
      <text:p text:style-name="Text_20_body">Any machine in your office/house/cloud with Docker can pull the image and execute without any dependency related issues.</text:p>
      <text:p text:style-name="Text_20_body">Lets see how to start Selenium Grid and run the tests using <text:span text:style-name="Strong_20_Emphasis">Jenkinsfile</text:span> in the next article.</text:p>
      <text:list xml:id="list2495245231" text:style-name="L12">
        <text:list-item>
          <text:p text:style-name="P14"><text:a xlink:type="simple" xlink:href="http://www.testautomationguru.com/selenium-docker-integration-through-jenkinsfile-part-3-executing-tests-inside-docker-container/" office:target-frame-name="_blank" xlink:show="new" text:style-name="Internet_20_link" text:visited-style-name="Visited_20_Internet_20_Link"><text:span text:style-name="T1">Selenium Docker Integration Through Jenkinsfile – Part 3 – Executing Tests Inside Docker Container</text:span></text:a> </text:p>
        </text:list-item>
      </text:list>
      <text:p text:style-name="Text_20_body">Happy Testing &amp; Subscribe ?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7:04:06.942722035</meta:creation-date>
    <dc:date>2018-11-02T17:04:59.383373392</dc:date>
    <meta:editing-duration>PT53S</meta:editing-duration>
    <meta:editing-cycles>1</meta:editing-cycles>
    <meta:document-statistic meta:table-count="0" meta:image-count="0" meta:object-count="0" meta:page-count="4" meta:paragraph-count="105" meta:word-count="944" meta:character-count="5947" meta:non-whitespace-character-count="4694"/>
    <meta:generator>LibreOffice/6.0.6.2$Linux_X86_64 LibreOffice_project/00m0$Build-2</meta:generator>
  </office:meta>
</office:document-meta>
</file>